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tyle="italic" officeooo:rsid="001bc1c5" officeooo:paragraph-rsid="001bc1c5" style:font-style-asian="italic" style:font-style-complex="italic"/>
    </style:style>
    <style:style style:name="P2" style:family="paragraph" style:parent-style-name="Standard">
      <style:text-properties fo:language="en" fo:country="US" officeooo:rsid="0016219d" officeooo:paragraph-rsid="0016219d"/>
    </style:style>
    <style:style style:name="P3" style:family="paragraph" style:parent-style-name="Text_20_body">
      <style:paragraph-properties fo:line-height="100%"/>
      <style:text-properties fo:language="ru" fo:country="RU" officeooo:rsid="001a2362" officeooo:paragraph-rsid="001a2362"/>
    </style:style>
    <style:style style:name="P4" style:family="paragraph" style:parent-style-name="Text_20_body">
      <style:text-properties fo:font-size="8pt" fo:language="ru" fo:country="RU" officeooo:paragraph-rsid="00162803" style:font-size-asian="8pt" style:font-size-complex="8pt"/>
    </style:style>
    <style:style style:name="P5" style:family="paragraph" style:parent-style-name="Text_20_body">
      <style:text-properties fo:font-size="8pt" fo:language="ru" fo:country="RU" officeooo:rsid="00162803" officeooo:paragraph-rsid="00162803" style:font-size-asian="8pt" style:font-size-complex="8pt"/>
    </style:style>
    <style:style style:name="P6" style:family="paragraph" style:parent-style-name="Title">
      <style:text-properties fo:text-shadow="1pt 1pt"/>
    </style:style>
    <style:style style:name="P7" style:family="paragraph" style:parent-style-name="Heading_20_1">
      <style:text-properties fo:font-size="14pt" style:font-size-asian="14pt" style:font-size-complex="14pt"/>
    </style:style>
    <style:style style:name="P8" style:family="paragraph" style:parent-style-name="Text_20_body" style:list-style-name="L1">
      <style:paragraph-properties fo:line-height="100%"/>
      <style:text-properties fo:language="ru" fo:country="RU"/>
    </style:style>
    <style:style style:name="P9" style:family="paragraph" style:parent-style-name="Text_20_body" style:list-style-name="L1">
      <style:paragraph-properties fo:line-height="100%"/>
      <style:text-properties fo:language="ru" fo:country="RU" officeooo:paragraph-rsid="00176f2e"/>
    </style:style>
    <style:style style:name="P10" style:family="paragraph" style:parent-style-name="Text_20_body" style:list-style-name="L2">
      <style:paragraph-properties fo:line-height="100%"/>
      <style:text-properties fo:language="ru" fo:country="RU" officeooo:rsid="0017fbd4" officeooo:paragraph-rsid="0017fbd4"/>
    </style:style>
    <style:style style:name="P11" style:family="paragraph" style:parent-style-name="Text_20_body" style:list-style-name="L2">
      <style:paragraph-properties fo:line-height="100%"/>
      <style:text-properties fo:language="ru" fo:country="RU" officeooo:rsid="0017fbd4" officeooo:paragraph-rsid="0019e774"/>
    </style:style>
    <style:style style:name="P12" style:family="paragraph" style:parent-style-name="Text_20_body" style:list-style-name="L2">
      <style:paragraph-properties fo:line-height="100%"/>
      <style:text-properties fo:language="ru" fo:country="RU" officeooo:rsid="0017fbd4" officeooo:paragraph-rsid="001a2362"/>
    </style:style>
    <style:style style:name="P13" style:family="paragraph" style:parent-style-name="Text_20_body" style:list-style-name="L2">
      <style:paragraph-properties fo:line-height="100%"/>
      <style:text-properties fo:language="ru" fo:country="RU" officeooo:rsid="001a2362" officeooo:paragraph-rsid="001a2362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1cfb7"/>
    </style:style>
    <style:style style:name="T3" style:family="text">
      <style:text-properties fo:language="ru" fo:country="RU"/>
    </style:style>
    <style:style style:name="T4" style:family="text">
      <style:text-properties officeooo:rsid="0016280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76f2e"/>
    </style:style>
    <style:style style:name="T7" style:family="text">
      <style:text-properties officeooo:rsid="0017fbd4"/>
    </style:style>
    <style:style style:name="T8" style:family="text">
      <style:text-properties officeooo:rsid="0019e774"/>
    </style:style>
    <style:style style:name="T9" style:family="text">
      <style:text-properties officeooo:rsid="001a2362"/>
    </style:style>
    <style:style style:name="T10" style:family="text">
      <style:text-properties style:text-position="super 58%"/>
    </style:style>
    <style:style style:name="T11" style:family="text">
      <style:text-properties style:text-position="super 58%" fo:font-style="italic" officeooo:rsid="00162803" style:font-style-asian="italic" style:font-style-complex="italic"/>
    </style:style>
    <style:style style:name="T12" style:family="text">
      <style:text-properties officeooo:rsid="001bc1c5"/>
    </style:style>
    <style:style style:name="T13" style:family="text">
      <style:text-properties officeooo:rsid="001edaa1"/>
    </style:style>
    <style:style style:name="T14" style:family="text">
      <style:text-properties officeooo:rsid="0021cfb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Освоение <text:span text:style-name="T1">stm32 - </text:span><text:span text:style-name="T3">План Минимум</text:span></text:p>
      <text:p text:style-name="P2"/>
      <text:h text:style-name="P7" text:outline-level="1"><text:span text:style-name="T12">1.<text:tab/></text:span>Подготовительный этап:</text:h>
      <text:list xml:id="list2936349297" text:style-name="L1">
        <text:list-header>
          <text:p text:style-name="P8"><text:span text:style-name="T6">1.1<text:tab/></text:span><text:span text:style-name="T7">н</text:span><text:span text:style-name="T4">аписание, </text:span><text:span text:style-name="T6">вычитка и согласование данного плана;</text:span></text:p>
          <text:p text:style-name="P9">1.<text:span text:style-name="T6">2</text:span> <text:tab/><text:span text:style-name="T7">п</text:span>одготовка рабочего места; </text:p>
          <text:p text:style-name="P8"><text:span text:style-name="T4">1.</text:span><text:span text:style-name="T13">3</text:span><text:span text:style-name="T4"><text:tab/></text:span><text:span text:style-name="T7">ф</text:span><text:span text:style-name="T4">ормулирование предварительного технического задания (в свободной форме, либо в виде пояснительной записки)</text:span>;</text:p>
          <text:p text:style-name="P8">1.<text:span text:style-name="T13">4</text:span><text:tab/>выбор и установка по необходимого для создания прошивки мигающей встроенным светодиодом (“Hello world”)<text:span text:style-name="T5">*</text:span><text:span text:style-name="T11">1 (см. примечание)</text:span><text:span text:style-name="T10">;</text:span></text:p>
          <text:p text:style-name="P8">1.<text:span text:style-name="T13">5</text:span><text:tab/>написание прошивки (см. предыдущий пункт);</text:p>
          <text:p text:style-name="P8">1.<text:span text:style-name="T13">6</text:span>.<text:tab/>отладка прошивки в различных режимах (отработка навыка программирования платы контроллера);</text:p>
        </text:list-header>
      </text:list>
      <text:h text:style-name="P7" text:outline-level="1"><text:span text:style-name="T12">2.<text:tab/></text:span>Этап реализации </text:h>
      <text:list xml:id="list1798583165" text:style-name="L2">
        <text:list-header>
          <text:p text:style-name="P10">2.1<text:tab/>разработка функциональн<text:span text:style-name="T14">ой</text:span> схем<text:span text:style-name="T14">ы</text:span> счетчика нажатий с динамической индикацией;</text:p>
          <text:p text:style-name="P10">2.2<text:tab/>разработка схемы <text:span text:style-name="T4">(эскиза схемы)</text:span> электрической <text:span text:style-name="T4">исходя из налич</text:span>е<text:span text:style-name="T4">ствующей элементарной базы</text:span>; </text:p>
          <text:p text:style-name="P11">2.3<text:tab/><text:span text:style-name="T4">сборка первичного макета схемы;</text:span></text:p>
          <text:p text:style-name="P11"><text:span text:style-name="T8">2.4<text:tab/></text:span><text:span text:style-name="T4">тестирование первичного макета схемы;</text:span></text:p>
          <text:p text:style-name="P12"><text:span text:style-name="T8">2.5<text:tab/></text:span>продумывание примерной логики работы прошивки, разбивка на модули и процедуры;</text:p>
          <text:p text:style-name="P12"><text:span text:style-name="T9">2.6 <text:tab/></text:span><text:span text:style-name="T4">написание текста прошивки с параллельной </text:span>отладкой отдельных функций и доработкой при необходимости схемы электрической и макета <text:span text:style-name="T8">(при необходимости — первичное документирование)</text:span>;</text:p>
          <text:p text:style-name="P12"><text:span text:style-name="T9">2.7<text:tab/></text:span><text:span text:style-name="T8">первичное </text:span>комплексное тестирование работы <text:span text:style-name="T9">схемы, </text:span>прошивки и макета;</text:p>
          <text:p text:style-name="P12"><text:span text:style-name="T9">2.8<text:tab/></text:span><text:span text:style-name="T8">оптимизация, оформление по стандартам схемы и текста прошивки;</text:span></text:p>
          <text:p text:style-name="P12"><text:span text:style-name="T9">2.9<text:tab/></text:span><text:span text:style-name="T8">документирование (при необходимости).</text:span><text:tab/><text:tab/></text:p>
        </text:list-header>
      </text:list>
      <text:h text:style-name="P7" text:outline-level="1"><text:span text:style-name="T12">3.<text:tab/></text:span>Заключительный этап</text:h>
      <text:list xml:id="list103838230980743" text:continue-numbering="true" text:style-name="L2">
        <text:list-header>
          <text:p text:style-name="P13">3.1<text:tab/><text:span text:style-name="T8">пред демонстрационная подготовка;</text:span></text:p>
          <text:p text:style-name="P13"><text:span text:style-name="T8">3.</text:span>2<text:tab/><text:span text:style-name="T8">демонстрация работы макета на соответствие его ТЗ</text:span></text:p>
        </text:list-header>
      </text:list>
      <text:p text:style-name="P3"/>
      <text:p text:style-name="P5">Примечания:</text:p>
      <text:p text:style-name="P4"><text:span text:style-name="T4">1</text:span> — <text:span text:style-name="T4">наличие пунктов 1.3 — 1.5 обусловлено необходимостью ознакомления как с stm32 так и с технологией написания прошивок под данное семейство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tyle="italic" officeooo:rsid="001bc1c5" officeooo:paragraph-rsid="001bc1c5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 draw:style-name="Mdp1">
      <style:footer>
        <text:p text:style-name="MP1">Исп: Матюшин С.В.<text:tab/><text:date style:data-style-name="N37" text:date-value="2023-03-24T11:33:58.741999701" text:fixed="true">24.03.23</text:dat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26T10:38:36.753000000</dc:date>
    <meta:editing-duration>PT1H48M55S</meta:editing-duration>
    <meta:editing-cycles>7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24" meta:word-count="192" meta:character-count="1521" meta:non-whitespace-character-count="1343"/>
  </office:meta>
</office:document-meta>
</file>